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22pt" svg:height="255.09pt" svg:x="7.63pt" svg:y="133.85pt">
            <loext:p draw:notify-on-update-of-ranges="Sheet1.A2:Sheet1.A2 Sheet1.B2:Sheet1.J2 Sheet1.A3:Sheet1.A3 Sheet1.B3:Sheet1.J3 Sheet1.A4:Sheet1.A4 Sheet1.B4:Sheet1.J4 Sheet1.A5:Sheet1.A5 Sheet1.B5:Sheet1.J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87.9pt" svg:height="255.09pt" svg:x="508.56pt" svg:y="135.33pt">
            <loext:p draw:notify-on-update-of-ranges="Sheet1.A6:Sheet1.A6 Sheet1.B6:Sheet1.J6 Sheet1.A7:Sheet1.A7 Sheet1.B7:Sheet1.J7 Sheet1.A8:Sheet1.A8 Sheet1.B8:Sheet1.J8 Sheet1.A9:Sheet1.A9 Sheet1.B9:Sheet1.J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nsert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ashSet&lt;Long&gt;</text:p>
          </table:table-cell>
          <table:table-cell office:value-type="float" office:value="0.152" calcext:value-type="float">
            <text:p>0.152</text:p>
          </table:table-cell>
          <table:table-cell office:value-type="float" office:value="0.405" calcext:value-type="float">
            <text:p>0.405</text:p>
          </table:table-cell>
          <table:table-cell office:value-type="float" office:value="0.526" calcext:value-type="float">
            <text:p>0.526</text:p>
          </table:table-cell>
          <table:table-cell office:value-type="float" office:value="0.914" calcext:value-type="float">
            <text:p>0.914</text:p>
          </table:table-cell>
          <table:table-cell office:value-type="float" office:value="1.731" calcext:value-type="float">
            <text:p>1.731</text:p>
          </table:table-cell>
          <table:table-cell office:value-type="float" office:value="3.661" calcext:value-type="float">
            <text:p>3.661</text:p>
          </table:table-cell>
          <table:table-cell office:value-type="float" office:value="8.309" calcext:value-type="float">
            <text:p>8.309</text:p>
          </table:table-cell>
          <table:table-cell office:value-type="float" office:value="8.523" calcext:value-type="float">
            <text:p>8.5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reeSet&lt;Long&gt;</text:p>
          </table:table-cell>
          <table:table-cell office:value-type="float" office:value="0.566" calcext:value-type="float">
            <text:p>0.566</text:p>
          </table:table-cell>
          <table:table-cell office:value-type="float" office:value="1.093" calcext:value-type="float">
            <text:p>1.093</text:p>
          </table:table-cell>
          <table:table-cell office:value-type="float" office:value="1.657" calcext:value-type="float">
            <text:p>1.657</text:p>
          </table:table-cell>
          <table:table-cell office:value-type="float" office:value="2.696" calcext:value-type="float">
            <text:p>2.696</text:p>
          </table:table-cell>
          <table:table-cell office:value-type="float" office:value="5.457" calcext:value-type="float">
            <text:p>5.457</text:p>
          </table:table-cell>
          <table:table-cell office:value-type="float" office:value="8.414" calcext:value-type="float">
            <text:p>8.414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45" calcext:value-type="float">
            <text:p>25.7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tableLongTreeSet</text:p>
          </table:table-cell>
          <table:table-cell office:value-type="float" office:value="0.175" calcext:value-type="float">
            <text:p>0.17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88" calcext:value-type="float">
            <text:p>0.388</text:p>
          </table:table-cell>
          <table:table-cell office:value-type="float" office:value="0.869" calcext:value-type="float">
            <text:p>0.869</text:p>
          </table:table-cell>
          <table:table-cell office:value-type="float" office:value="6.341" calcext:value-type="float">
            <text:p>6.341</text:p>
          </table:table-cell>
          <table:table-cell office:value-type="float" office:value="4.613" calcext:value-type="float">
            <text:p>4.613</text:p>
          </table:table-cell>
          <table:table-cell office:value-type="float" office:value="13.794" calcext:value-type="float">
            <text:p>13.794</text:p>
          </table:table-cell>
          <table:table-cell office:value-type="float" office:value="15.807" calcext:value-type="float">
            <text:p>15.8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 000 000 contains() on list of siz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ashSet&lt;Long&gt;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reeSet&lt;Long&gt;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247" calcext:value-type="float">
            <text:p>247</text:p>
          </table:table-cell>
          <table:table-cell office:value-type="float" office:value="192" calcext:value-type="float">
            <text:p>192</text:p>
          </table:table-cell>
          <table:table-cell office:value-type="float" office:value="246" calcext:value-type="float">
            <text:p>246</text:p>
          </table:table-cell>
          <table:table-cell office:value-type="float" office:value="315" calcext:value-type="float">
            <text:p>31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MutableLongTreeSet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2:34:32.863316457</meta:creation-date>
    <dc:date>2017-02-02T23:06:14.101390299</dc:date>
    <meta:editing-duration>PT8M40S</meta:editing-duration>
    <meta:editing-cycles>1</meta:editing-cycles>
    <meta:document-statistic meta:table-count="1" meta:cell-count="8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95cm" svg:height="9cm" xlink:href=".." xlink:type="simple" chart:class="chart:line" chart:style-name="ch1">
        <chart:legend chart:legend-position="end" svg:x="12.802cm" svg:y="3.703cm" style:legend-expansion="high" chart:style-name="ch2"/>
        <chart:plot-area chart:style-name="ch3" table:cell-range-address="Sheet1.A2:Sheet1.J5" chart:data-source-has-labels="both" svg:x="1.356cm" svg:y="0.18cm" svg:width="11.101cm" svg:height="7.659cm">
          <chartooo:coordinate-region svg:x="1.977cm" svg:y="0.38cm" svg:width="10.015cm" svg:height="6.812cm"/>
          <chart:axis chart:dimension="x" chart:name="primary-x" chart:style-name="ch4" chartooo:axis-type="auto">
            <chartooo:date-scale/>
            <chart:title svg:x="6.148cm" svg:y="8.019cm" chart:style-name="ch5">
              <text:p>insertions</text:p>
            </chart:title>
            <chart:categories table:cell-range-address="Sheet1.B2:Sheet1.J2"/>
          </chart:axis>
          <chart:axis chart:dimension="y" chart:name="primary-y" chart:style-name="ch4">
            <chart:title svg:x="0.451cm" svg:y="4.278cm" chart:style-name="ch6">
              <text:p>ms</text:p>
            </chart:title>
            <chart:grid chart:style-name="ch7" chart:class="major"/>
          </chart:axis>
          <chart:series chart:style-name="ch8" chart:values-cell-range-address="Sheet1.B3:Sheet1.J3" chart:label-cell-address="Sheet1.A3:Sheet1.A3" chart:class="chart:line">
            <chart:data-point chart:repeated="9"/>
          </chart:series>
          <chart:series chart:style-name="ch9" chart:values-cell-range-address="Sheet1.B4:Sheet1.J4" chart:label-cell-address="Sheet1.A4:Sheet1.A4" chart:class="chart:line">
            <chart:data-point chart:repeated="9"/>
          </chart:series>
          <chart:series chart:style-name="ch10" chart:values-cell-range-address="Sheet1.B5:Sheet1.J5" chart:label-cell-address="Sheet1.A5:Sheet1.A5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2:Sheet1.J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HashSet&lt;Long&gt;</text:p>
                <draw:g>
                  <svg:desc>Sheet1.A3:Sheet1.A3</svg:desc>
                </draw:g>
              </table:table-cell>
              <table:table-cell office:value-type="float" office:value="0.152">
                <text:p>0.152</text:p>
                <draw:g>
                  <svg:desc>Sheet1.B3:Sheet1.J3</svg:desc>
                </draw:g>
              </table:table-cell>
              <table:table-cell office:value-type="float" office:value="0.405">
                <text:p>0.405</text:p>
              </table:table-cell>
              <table:table-cell office:value-type="float" office:value="0.526">
                <text:p>0.526</text:p>
              </table:table-cell>
              <table:table-cell office:value-type="float" office:value="0.914">
                <text:p>0.914</text:p>
              </table:table-cell>
              <table:table-cell office:value-type="float" office:value="1.731">
                <text:p>1.731</text:p>
              </table:table-cell>
              <table:table-cell office:value-type="float" office:value="3.661">
                <text:p>3.661</text:p>
              </table:table-cell>
              <table:table-cell office:value-type="float" office:value="8.309">
                <text:p>8.309</text:p>
              </table:table-cell>
              <table:table-cell office:value-type="float" office:value="8.523">
                <text:p>8.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reeSet&lt;Long&gt;</text:p>
                <draw:g>
                  <svg:desc>Sheet1.A4:Sheet1.A4</svg:desc>
                </draw:g>
              </table:table-cell>
              <table:table-cell office:value-type="float" office:value="0.566">
                <text:p>0.566</text:p>
                <draw:g>
                  <svg:desc>Sheet1.B4:Sheet1.J4</svg:desc>
                </draw:g>
              </table:table-cell>
              <table:table-cell office:value-type="float" office:value="1.093">
                <text:p>1.093</text:p>
              </table:table-cell>
              <table:table-cell office:value-type="float" office:value="1.657">
                <text:p>1.657</text:p>
              </table:table-cell>
              <table:table-cell office:value-type="float" office:value="2.696">
                <text:p>2.696</text:p>
              </table:table-cell>
              <table:table-cell office:value-type="float" office:value="5.457">
                <text:p>5.457</text:p>
              </table:table-cell>
              <table:table-cell office:value-type="float" office:value="8.414">
                <text:p>8.414</text:p>
              </table:table-cell>
              <table:table-cell office:value-type="float" office:value="24.75">
                <text:p>24.75</text:p>
              </table:table-cell>
              <table:table-cell office:value-type="float" office:value="25.745">
                <text:p>25.7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utableLongTreeSet</text:p>
                <draw:g>
                  <svg:desc>Sheet1.A5:Sheet1.A5</svg:desc>
                </draw:g>
              </table:table-cell>
              <table:table-cell office:value-type="float" office:value="0.175">
                <text:p>0.175</text:p>
                <draw:g>
                  <svg:desc>Sheet1.B5:Sheet1.J5</svg:desc>
                </draw:g>
              </table:table-cell>
              <table:table-cell office:value-type="float" office:value="0.317">
                <text:p>0.317</text:p>
              </table:table-cell>
              <table:table-cell office:value-type="float" office:value="0.388">
                <text:p>0.388</text:p>
              </table:table-cell>
              <table:table-cell office:value-type="float" office:value="0.869">
                <text:p>0.869</text:p>
              </table:table-cell>
              <table:table-cell office:value-type="float" office:value="6.341">
                <text:p>6.341</text:p>
              </table:table-cell>
              <table:table-cell office:value-type="float" office:value="4.613">
                <text:p>4.613</text:p>
              </table:table-cell>
              <table:table-cell office:value-type="float" office:value="13.794">
                <text:p>13.794</text:p>
              </table:table-cell>
              <table:table-cell office:value-type="float" office:value="15.807">
                <text:p>15.807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13cm" svg:height="9cm" xlink:href=".." xlink:type="simple" chart:class="chart:line" chart:style-name="ch1">
        <chart:legend chart:legend-position="end" svg:x="12.72cm" svg:y="3.703cm" style:legend-expansion="high" chart:style-name="ch2"/>
        <chart:plot-area chart:style-name="ch3" table:cell-range-address="Sheet1.A6:Sheet1.J9" chart:data-source-has-labels="both" svg:x="1.355cm" svg:y="0.18cm" svg:width="11.021cm" svg:height="7.659cm">
          <chartooo:coordinate-region svg:x="2.162cm" svg:y="0.379cm" svg:width="9.749cm" svg:height="6.813cm"/>
          <chart:axis chart:dimension="x" chart:name="primary-x" chart:style-name="ch4" chartooo:axis-type="auto">
            <chartooo:date-scale/>
            <chart:title svg:x="6.146cm" svg:y="8.019cm" chart:style-name="ch5">
              <text:p>searches</text:p>
            </chart:title>
            <chart:categories table:cell-range-address="Sheet1.B6:Sheet1.J6"/>
          </chart:axis>
          <chart:axis chart:dimension="y" chart:name="primary-y" chart:style-name="ch4">
            <chart:title svg:x="0.451cm" svg:y="4.278cm" chart:style-name="ch6">
              <text:p>ms</text:p>
            </chart:title>
            <chart:grid chart:style-name="ch7" chart:class="major"/>
          </chart:axis>
          <chart:series chart:style-name="ch8" chart:values-cell-range-address="Sheet1.B7:Sheet1.J7" chart:label-cell-address="Sheet1.A7:Sheet1.A7" chart:class="chart:line">
            <chart:data-point chart:repeated="9"/>
          </chart:series>
          <chart:series chart:style-name="ch9" chart:values-cell-range-address="Sheet1.B8:Sheet1.J8" chart:label-cell-address="Sheet1.A8:Sheet1.A8" chart:class="chart:line">
            <chart:data-point chart:repeated="9"/>
          </chart:series>
          <chart:series chart:style-name="ch10" chart:values-cell-range-address="Sheet1.B9:Sheet1.J9" chart:label-cell-address="Sheet1.A9:Sheet1.A9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6:Sheet1.J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HashSet&lt;Long&gt;</text:p>
                <draw:g>
                  <svg:desc>Sheet1.A7:Sheet1.A7</svg:desc>
                </draw:g>
              </table:table-cell>
              <table:table-cell office:value-type="float" office:value="133">
                <text:p>133</text:p>
                <draw:g>
                  <svg:desc>Sheet1.B7:Sheet1.J7</svg:desc>
                </draw:g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26">
                <text:p>1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TreeSet&lt;Long&gt;</text:p>
                <draw:g>
                  <svg:desc>Sheet1.A8:Sheet1.A8</svg:desc>
                </draw:g>
              </table:table-cell>
              <table:table-cell office:value-type="float" office:value="115">
                <text:p>115</text:p>
                <draw:g>
                  <svg:desc>Sheet1.B8:Sheet1.J8</svg:desc>
                </draw:g>
              </table:table-cell>
              <table:table-cell office:value-type="float" office:value="97">
                <text:p>97</text:p>
              </table:table-cell>
              <table:table-cell office:value-type="float" office:value="133">
                <text:p>133</text:p>
              </table:table-cell>
              <table:table-cell office:value-type="float" office:value="156">
                <text:p>156</text:p>
              </table:table-cell>
              <table:table-cell office:value-type="float" office:value="247">
                <text:p>247</text:p>
              </table:table-cell>
              <table:table-cell office:value-type="float" office:value="192">
                <text:p>192</text:p>
              </table:table-cell>
              <table:table-cell office:value-type="float" office:value="246">
                <text:p>246</text:p>
              </table:table-cell>
              <table:table-cell office:value-type="float" office:value="315">
                <text:p>31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MutableLongTreeSet</text:p>
                <draw:g>
                  <svg:desc>Sheet1.A9:Sheet1.A9</svg:desc>
                </draw:g>
              </table:table-cell>
              <table:table-cell office:value-type="float" office:value="64">
                <text:p>64</text:p>
                <draw:g>
                  <svg:desc>Sheet1.B9:Sheet1.J9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